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aac2" officeooo:paragraph-rsid="001aaac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aaac2" officeooo:paragraph-rsid="001aaac2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1bc73e" officeooo:paragraph-rsid="001d6137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1bc73e" officeooo:paragraph-rsid="001f5130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bc73e" officeooo:paragraph-rsid="001d6137" fo:background-color="#ffff00" style:font-weight-asian="normal" style:font-weight-complex="normal"/>
    </style:style>
    <style:style style:name="T1" style:family="text">
      <style:text-properties officeooo:rsid="001d6137"/>
    </style:style>
    <style:style style:name="T2" style:family="text">
      <style:text-properties officeooo:rsid="001f5130"/>
    </style:style>
    <style:style style:name="T3" style:family="text">
      <style:text-properties officeooo:rsid="001f5130"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MARY OF THE MEETING WITH CUSTOMERS</text:p>
      <text:p text:style-name="P2"/>
      <text:list xml:id="list6689107814464412070" text:style-name="L1">
        <text:list-item>
          <text:p text:style-name="P5"><text:span text:style-name="T1">Functionalities of the system</text:span></text:p>
          <text:list>
            <text:list-item>
              <text:p text:style-name="P3"><text:span text:style-name="T1">Explained and showed Current State View</text:span></text:p>
              <text:list>
                <text:list-item>
                  <text:p text:style-name="P3"><text:span text:style-name="T1">Wind speed needs also the max values</text:span></text:p>
                </text:list-item>
                <text:list-item>
                  <text:p text:style-name="P3"><text:span text:style-name="T1">River Bed Height &amp; Water Level have to be on the same graph</text:span></text:p>
                </text:list-item>
                <text:list-item>
                  <text:p text:style-name="P3"><text:span text:style-name="T1">Put the units of measure on the graphs</text:span></text:p>
                </text:list-item>
                <text:list-item>
                  <text:p text:style-name="P3"><text:span text:style-name="T1">For the labels:</text:span></text:p>
                  <text:list>
                    <text:list-item>
                      <text:p text:style-name="P3"><text:span text:style-name="T1">specify that water level &amp; river bed height are m asl (meter above sea level)</text:span></text:p>
                    </text:list-item>
                    <text:list-item>
                      <text:p text:style-name="P3"><text:span text:style-name="T2">add </text:span><text:span text:style-name="T1">one more label that is the real water height (water level – river bed height); it is in meter</text:span></text:p>
                    </text:list-item>
                    <text:list-item>
                      <text:p text:style-name="P3"><text:span text:style-name="T1">the wind speed has to be converted (only for the labels) in km/h</text:span></text:p>
                    </text:list-item>
                  </text:list>
                </text:list-item>
                <text:list-item>
                  <text:p text:style-name="P3"><text:span text:style-name="T1">Still needed the other graphs (but we said him that we </text:span><text:span text:style-name="T2">should</text:span><text:span text:style-name="T1"> first put some values on the DB to represent the M-N domain and the worst case table and so on)</text:span></text:p>
                </text:list-item>
                <text:list-item>
                  <text:p text:style-name="P3"><text:span text:style-name="T1">Add the T-D checkbox (like the historical page)</text:span></text:p>
                </text:list-item>
              </text:list>
            </text:list-item>
            <text:list-item>
              <text:p text:style-name="P3"><text:span text:style-name="T1">Explained and showed the Parameters page</text:span></text:p>
              <text:list>
                <text:list-item>
                  <text:p text:style-name="P3"><text:span text:style-name="T1">it is ok :-)</text:span></text:p>
                </text:list-item>
              </text:list>
            </text:list-item>
            <text:list-item>
              <text:p text:style-name="P3"><text:span text:style-name="T1">Explained and showed the historical page</text:span></text:p>
              <text:list>
                <text:list-item>
                  <text:p text:style-name="P3"><text:span text:style-name="T1">put on the same graph the water level and the river bed height and they should be in m asl</text:span></text:p>
                </text:list-item>
                <text:list-item>
                  <text:p text:style-name="P4"><text:span text:style-name="T2">the graph about the cs is needed</text:span></text:p>
                </text:list-item>
              </text:list>
            </text:list-item>
            <text:list-item>
              <text:p text:style-name="P4"><text:span text:style-name="T2">In the statistics page we can put all the statistics that we wants</text:span></text:p>
            </text:list-item>
            <text:list-item>
              <text:p text:style-name="P4"><text:span text:style-name="T2">He asked about the User Authentication System; we said him that we are working on it and we'll develop it before the final product deadline</text:span></text:p>
            </text:list-item>
          </text:list>
        </text:list-item>
        <text:list-item>
          <text:p text:style-name="P4"><text:span text:style-name="T2">We talked a lot about the </text:span><text:span text:style-name="T3">DB</text:span><text:span text:style-name="T2"> and we heard his suggestions</text:span></text:p>
        </text:list-item>
        <text:list-item>
          <text:p text:style-name="P4"><text:span text:style-name="T2">We </text:span><text:span text:style-name="T3">validated our calculations</text:span><text:span text:style-name="T2"> and they are ok (more or less)</text:span></text:p>
        </text:list-item>
        <text:list-item>
          <text:p text:style-name="P4"><text:span text:style-name="T2">We talked about the </text:span><text:span text:style-name="T3">Source path and the configuration file</text:span><text:span text:style-name="T2"> and he said that it is a good ide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8:41:35.36</meta:creation-date>
    <meta:generator>LibreOffice/4.0.5.2$Windows_x86 LibreOffice_project/5464147a081647a250913f19c0715bca595af2f</meta:generator>
    <dc:date>2013-12-17T16:08:30.64</dc:date>
    <meta:editing-duration>P0D</meta:editing-duration>
    <meta:editing-cycles>4</meta:editing-cycles>
    <meta:document-statistic meta:table-count="0" meta:image-count="0" meta:object-count="0" meta:page-count="1" meta:paragraph-count="22" meta:word-count="278" meta:character-count="1366" meta:non-whitespace-character-count="1130"/>
  </office:meta>
</office:document-meta>
</file>